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Arial" style:font-family-asian="Arial" style:font-family-complex="Arial" fo:background-color="transparent" fo:color="#000000"/>
    </style:style>
    <style:style style:name="T2" style:family="text">
      <style:text-properties fo:font-size="11.00pt" fo:font-weight="normal" fo:font-family="Arial" style:font-family-asian="Arial" style:font-family-complex="Arial" fo:background-color="transparent" fo:color="#000000"/>
    </style:style>
    <style:style style:name="T3" style:family="text">
      <style:text-properties fo:font-size="11.00pt" fo:font-weight="normal" fo:font-family="Arial" style:font-family-asian="Arial" style:font-family-complex="Arial" fo:background-color="transparent" fo:color="#000000" fo:font-style="italic"/>
    </style:style>
    <style:style style:name="T4" style:family="text">
      <style:text-properties fo:font-size="11.00pt" fo:font-weight="normal" fo:font-family="Arial" style:font-family-asian="Arial" style:font-family-complex="Arial" fo:background-color="transparent" fo:color="#000000"/>
    </style:style>
    <style:style style:name="T5" style:family="text">
      <style:text-properties fo:font-size="16.00pt" fo:font-weight="normal" fo:font-family="Arial" style:font-family-asian="Arial" style:font-family-complex="Arial" fo:background-color="transparent" fo:color="#000000"/>
    </style:style>
    <style:style style:name="T6" style:family="text">
      <style:text-properties fo:font-size="11.00pt" fo:font-weight="normal" fo:font-family="Arial" style:font-family-asian="Arial" style:font-family-complex="Arial" fo:background-color="transparent" fo:color="#000000"/>
    </style:style>
    <style:style style:name="T7" style:family="text">
      <style:text-properties fo:font-size="9.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Arial" style:font-family-asian="Arial" style:font-family-complex="Arial" fo:background-color="transparent" fo:color="#000000"/>
    </style:style>
    <style:style style:name="T12" style:family="text">
      <style:text-properties fo:font-size="9.00pt" fo:font-weight="normal" fo:font-family="Arial" style:font-family-asian="Arial" style:font-family-complex="Arial" fo:background-color="transparent" fo:color="#000000"/>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40.00%" fo:text-align="left" fo:margin-top="20.00pt" fo:margin-bottom="6.00pt"/>
    </style:style>
    <style:style style:name="P2" style:family="paragraph">
      <style:paragraph-properties fo:line-height="140.00%" fo:text-align="left" fo:margin-top="18.00pt" fo:margin-bottom="6.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40.00%" fo:text-align="left" fo:margin-left="-18.00pt" fo:text-indent="18.00pt"/>
    </style:style>
    <style:style style:name="P4" style:family="paragraph">
      <style:paragraph-properties fo:line-height="14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40.00%" fo:text-align="left" fo:margin-left="-18.00pt" fo:text-indent="18.00pt"/>
    </style:style>
    <style:style style:name="P6" style:family="paragraph">
      <style:paragraph-properties fo:line-height="140.00%" fo:text-align="left"/>
    </style:style>
  </office:automatic-styles>
  <office:body>
    <office:text>
      <text:p text:style-name="P1"><text:span text:style-name="T1">Kodutöö 15 &amp; Lõpuprojekt</text:span></text:p>
      <text:p text:style-name="P1"><text:span text:style-name="T2">Sõnaarvamise mäng “</text:span><text:span text:style-name="T3">Hangman</text:span><text:span text:style-name="T4">”</text:span></text:p>
      <text:p text:style-name="P2"><text:span text:style-name="T5">Ülesannete püstitus</text:span></text:p>
      <text:p text:style-name="P2"><text:span text:style-name="T6">Grupi number: 7</text:span></text:p>
      <text:p text:style-name="P2"><text:span text:style-name="T6">Projekti koostajad ja elluviijad </text:span></text:p>
      <text:list text:style-name="L3">
        <text:list-item>
          <text:p text:style-name="P3"><text:span text:style-name="T7">FrenchFriesForBallerina</text:span></text:p>
        </text:list-item>
        <text:list-item>
          <text:p text:style-name="P3"><text:span text:style-name="T7">karlklein4</text:span></text:p>
        </text:list-item>
        <text:list-item>
          <text:p text:style-name="P3"><text:span text:style-name="T7">KeitiEk</text:span></text:p>
        </text:list-item>
      </text:list>
      <text:p text:style-name="P4"><text:span text:style-name="T8"/></text:p>
      <text:p text:style-name="P4"><text:span text:style-name="T9">Tehnoloogia, millega töö implementeeritakse ehk programmeerimiskeel(ed): Python3</text:span></text:p>
      <text:p text:style-name="P4"><text:span text:style-name="T10"/></text:p>
      <text:p text:style-name="P4"><text:span text:style-name="T11">Funktsionaalsete nõuete loetelu, mis on sõnastatud nõnda, et saaks implementeerimise faasis need programmis testideks kirjutada.</text:span></text:p>
      <text:list text:style-name="L5">
        <text:list-item>
          <text:p text:style-name="P5"><text:span text:style-name="T11">valib tekstifailist suvalise sõna äraarvamiseks</text:span></text:p>
        </text:list-item>
        <text:list-item>
          <text:p text:style-name="P5"><text:span text:style-name="T11">salvestab kasutaja poolt sisestatud tähti ja sõnu</text:span></text:p>
        </text:list-item>
        <text:list-item>
          <text:p text:style-name="P5"><text:span text:style-name="T11">võrdleb, kas sisestatu on sõnas</text:span></text:p>
        </text:list-item>
        <text:list-item>
          <text:p text:style-name="P5"><text:span text:style-name="T11">kui arvatud sõna kattub suvalise sõnaga, siis kuvab võidusõnumi</text:span></text:p>
        </text:list-item>
        <text:list-item>
          <text:p text:style-name="P5"><text:span text:style-name="T11">pärast mängu lõppu (vahet pole, kas võit või kaotus) alustab mängu uuesti</text:span></text:p>
        </text:list-item>
        <text:list-item>
          <text:p text:style-name="P5"><text:span text:style-name="T11">kui arvatud täht leidub sõnas, kuvab kasutajale tähed õigetel kohtadel sõnas</text:span></text:p>
        </text:list-item>
        <text:list-item>
          <text:p text:style-name="P5"><text:span text:style-name="T11">kui kasutaja arvas valesti, salvestatakse täht või sõna valede arvamiste loetellu</text:span></text:p>
        </text:list-item>
        <text:list-item>
          <text:p text:style-name="P5"><text:span text:style-name="T11">erinev return: mehike / arvamiste arv</text:span></text:p>
        </text:list-item>
        <text:list-item>
          <text:p text:style-name="P5"><text:span text:style-name="T11">kui kasutaja on tähte või sõna juba proovinud arvata, kuvatakse talle selle kohta teade ja midagi ei juhtu, pakutakse uuesti arvata</text:span></text:p>
        </text:list-item>
        <text:list-item>
          <text:p text:style-name="P5"><text:span text:style-name="T11">kui kasutaja arvamiste arv ületab teatud arvu, puuakse kriipsumehike üles ja kasutaja kaotab</text:span></text:p>
        </text:list-item>
        <text:list-item>
          <text:p text:style-name="P5"><text:span text:style-name="T11">iga vale arvamisega lisandub mehikesele pea/käsi/jalg</text:span></text:p>
        </text:list-item>
      </text:list>
      <text:p text:style-name="P6"><text:span text:style-name="T11"><text:s/></text:span></text:p>
      <text:p text:style-name="P6"><text:span text:style-name="T11">Tööde jaotus</text:span><text:span text:style-name="T12">: </text:span></text:p>
      <text:p text:style-name="P6"><text:span text:style-name="T13">Karl kirjutab välja eraldi faiilidesse koodi, laeb üles githubi. Keitile ja mulle asju mida teha: testid kõikidele funktsioonidele, klassid moodustada, failis võiks olla rohkem sõnu. Karl samal ajal tegeleb sellega, et arvamiste arv oleks miitte 4, vaid 6, ja lisaks muudab faile nii, et mehike oleks parema kujuga (käed oleksid kaldkriipsud)</text:span></text:p>
      <text:p text:style-name="P6"><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